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1.46mm"/>
    </style:style>
    <style:style style:name="co2" style:family="table-column">
      <style:table-column-properties fo:break-before="auto" style:column-width="28.96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ypescript-incremental-06-16_14:58" table:style-name="ta1">
        <table:shapes>
          <draw:frame draw:z-index="0" draw:name="wat" draw:style-name="gr1" draw:text-style-name="P1" svg:width="253.7mm" svg:height="140.79mm" svg:x="189.73mm" svg:y="7.97mm">
            <draw:object draw:notify-on-update-of-ranges="'typescript-incremental-06-16_14:58'.B1:'typescript-incremental-06-16_14:58'.B1 'typescript-incremental-06-16_14:58'.B2:'typescript-incremental-06-16_14:58'.B16 'typescript-incremental-06-16_14:58'.C1:'typescript-incremental-06-16_14:58'.C1 'typescript-incremental-06-16_14:58'.C2:'typescript-incremental-06-16_14:58'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Inkrementelle Typfehlerchecks in ms</svg:titl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lapsedTime TS</text:p>
          </table:table-cell>
          <table:table-cell office:value-type="string" calcext:value-type="string">
            <text:p>elapsedTime Flow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locale/index.ts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locale/index.ts</text:p>
          </table:table-cell>
          <table:table-cell office:value-type="float" office:value="67" calcext:value-type="float">
            <text:p>67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locale/index.ts</text:p>
          </table:table-cell>
          <table:table-cell office:value-type="float" office:value="72" calcext:value-type="float">
            <text:p>72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locale/index.ts</text:p>
          </table:table-cell>
          <table:table-cell office:value-type="float" office:value="84" calcext:value-type="float">
            <text:p>84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locale/index.ts</text:p>
          </table:table-cell>
          <table:table-cell office:value-type="float" office:value="52" calcext:value-type="float">
            <text:p>52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locale/index.ts</text:p>
          </table:table-cell>
          <table:table-cell office:value-type="float" office:value="38" calcext:value-type="float">
            <text:p>38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locale/index.ts</text:p>
          </table:table-cell>
          <table:table-cell office:value-type="float" office:value="31" calcext:value-type="float">
            <text:p>31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locale/index.ts</text:p>
          </table:table-cell>
          <table:table-cell office:value-type="float" office:value="48" calcext:value-type="float">
            <text:p>48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locale/index.ts</text:p>
          </table:table-cell>
          <table:table-cell office:value-type="float" office:value="31" calcext:value-type="float">
            <text:p>31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locale/index.ts</text:p>
          </table:table-cell>
          <table:table-cell office:value-type="float" office:value="58" calcext:value-type="float">
            <text:p>58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locale/index.ts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locale/index.ts</text:p>
          </table:table-cell>
          <table:table-cell office:value-type="float" office:value="38" calcext:value-type="float">
            <text:p>38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locale/index.ts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locale/index.ts</text:p>
          </table:table-cell>
          <table:table-cell office:value-type="float" office:value="52" calcext:value-type="float">
            <text:p>52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locale/index.ts</text:p>
          </table:table-cell>
          <table:table-cell office:value-type="float" office:value="34" calcext:value-type="float">
            <text:p>34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/>
          <table:table-cell table:formula="of:=STDEV([.B2:.B16])" office:value-type="float" office:value="16.5538083663117" calcext:value-type="float">
            <text:p>16,5538083663117</text:p>
          </table:table-cell>
          <table:table-cell table:formula="of:=STDEV([.C2:.C16])" office:value-type="float" office:value="49.829232193085" calcext:value-type="float">
            <text:p>49,8292321930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6T16:34:09.770239604</dc:date>
    <dc:creator>Jonathan Gruber</dc:creator>
    <meta:editing-duration>PT1H5M34S</meta:editing-duration>
    <meta:editing-cycles>1</meta:editing-cycles>
    <meta:document-statistic meta:table-count="1" meta:cell-count="50" meta:object-count="1"/>
    <meta:generator>LibreOffice/6.2.4.2.0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371cm" svg:height="14.08cm" xlink:href=".." xlink:type="simple" chart:class="chart:bar" chart:style-name="ch1">
        <chart:title svg:x="8.223cm" svg:y="0.417cm" chart:style-name="ch2">
          <text:p>TypeScript - Inkrementelle Typchecks in ms</text:p>
        </chart:title>
        <chart:subtitle svg:x="9.903cm" svg:y="1.477cm" chart:style-name="ch3">
          <text:p>Standardabweichung: 16,55 ms</text:p>
        </chart:subtitle>
        <chart:legend chart:legend-position="end" svg:x="21.838cm" svg:y="6.492cm" style:legend-expansion="high" chart:style-name="ch4"/>
        <chart:plot-area chart:style-name="ch5" table:cell-range-address="'typescript-incremental-06-16_14:58'.B1:'typescript-incremental-06-16_14:58'.C16" chart:data-source-has-labels="row" svg:x="1.518cm" svg:y="2.441cm" svg:width="19.813cm" svg:height="10.377cm">
          <chartooo:coordinate-region svg:x="2.325cm" svg:y="2.64cm" svg:width="19.006cm" svg:height="9.531cm"/>
          <chart:axis chart:dimension="x" chart:name="primary-x" chart:style-name="ch6">
            <chart:title svg:x="10.705cm" svg:y="13.099cm" chart:style-name="ch7">
              <text:p>Messung</text:p>
            </chart:title>
          </chart:axis>
          <chart:axis chart:dimension="y" chart:name="primary-y" chart:style-name="ch8">
            <chart:title svg:x="0.451cm" svg:y="9.089cm" chart:style-name="ch9">
              <text:p>benötigte Zeit in ms</text:p>
            </chart:title>
            <chart:grid chart:style-name="ch10" chart:class="major"/>
          </chart:axis>
          <chart:series chart:style-name="ch11" chart:values-cell-range-address="'typescript-incremental-06-16_14:58'.B2:'typescript-incremental-06-16_14:58'.B16" chart:label-cell-address="'typescript-incremental-06-16_14:58'.B1:'typescript-incremental-06-16_14:58'.B1" chart:class="chart:bar">
            <chart:data-point chart:repeated="15"/>
          </chart:series>
          <chart:series chart:style-name="ch12" chart:values-cell-range-address="'typescript-incremental-06-16_14:58'.C2:'typescript-incremental-06-16_14:58'.C16" chart:label-cell-address="'typescript-incremental-06-16_14:58'.C1:'typescript-incremental-06-16_14:58'.C1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psedTime TS</text:p>
                <draw:g>
                  <svg:desc>'typescript-incremental-06-16_14:58'.B1:'typescript-incremental-06-16_14:58'.B1</svg:desc>
                </draw:g>
              </table:table-cell>
              <table:table-cell office:value-type="string">
                <text:p>elapsedTime Flow</text:p>
                <draw:g>
                  <svg:desc>'typescript-incremental-06-16_14:58'.C1:'typescript-incremental-06-16_14:58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'typescript-incremental-06-16_14:58'.B2:'typescript-incremental-06-16_14:58'.B16</svg:desc>
                </draw:g>
              </table:table-cell>
              <table:table-cell office:value-type="float" office:value="300">
                <text:p>300</text:p>
                <draw:g>
                  <svg:desc>'typescript-incremental-06-16_14:58'.C2:'typescript-incremental-06-16_14:58'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309">
                <text:p>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